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0b75a8" officeooo:paragraph-rsid="000b75a8"/>
    </style:style>
    <style:style style:name="P4" style:family="paragraph" style:parent-style-name="Standard">
      <style:text-properties officeooo:rsid="000b75a8" officeooo:paragraph-rsid="000b75a8"/>
    </style:style>
    <style:style style:name="P5" style:family="paragraph" style:parent-style-name="Standard" style:list-style-name="L2">
      <style:text-properties officeooo:rsid="000c5d10" officeooo:paragraph-rsid="000c5d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IXA</text:h>
      <text:p text:style-name="Standard">lançamento de movimentação (recebimento e pagamentos);</text:p>
      <text:p text:style-name="Standard"/>
      <text:h text:style-name="Heading_20_1" text:outline-level="1">O LANÇAMENTO</text:h>
      <text:p text:style-name="P1">os lançamentos devem conter:</text:p>
      <text:list text:style-name="L1">
        <text:list-item>
          <text:p text:style-name="P2">valor principal;</text:p>
        </text:list-item>
        <text:list-item>
          <text:p text:style-name="P2">valor desconto;</text:p>
        </text:list-item>
        <text:list-item>
          <text:p text:style-name="P2">valor multa;</text:p>
        </text:list-item>
        <text:list-item>
          <text:p text:style-name="P2">valor juros;</text:p>
        </text:list-item>
        <text:list-item>
          <text:p text:style-name="P2">valor total;</text:p>
        </text:list-item>
        <text:list-item>
          <text:p text:style-name="P2">nome do credor/devedor;</text:p>
        </text:list-item>
        <text:list-item>
          <text:p text:style-name="P2">descrição do lançamento;</text:p>
        </text:list-item>
        <text:list-item>
          <text:p text:style-name="P2">o lançamento pode ser dividido em mais de um tipo de lançamento (exemplo, metade no cartão, metade no dinheiro)</text:p>
        </text:list-item>
        <text:list-item>
          <text:p text:style-name="P3">data de vencimento</text:p>
        </text:list-item>
        <text:list-item>
          <text:p text:style-name="P3">data do pagamento</text:p>
        </text:list-item>
      </text:list>
      <text:p text:style-name="P4"/>
      <text:h text:style-name="Heading_20_1" text:outline-level="1">Atores envolvidos:</text:h>
      <text:list text:style-name="L2">
        <text:list-item>
          <text:p text:style-name="P5">O Estabelecimento</text:p>
        </text:list-item>
        <text:list-item>
          <text:p text:style-name="P5">O Devedor</text:p>
        </text:list-item>
        <text:list-item>
          <text:p text:style-name="P5">O Credo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20:34:50.464193104</meta:creation-date>
    <dc:date>2024-02-25T21:33:41.768445065</dc:date>
    <meta:editing-duration>PT6M54S</meta:editing-duration>
    <meta:editing-cycles>4</meta:editing-cycles>
    <meta:generator>LibreOffice/24.2.0.3$Linux_X86_64 LibreOffice_project/a9077e3fef0a06cb428c7a740a03f33bf70ac6ee</meta:generator>
    <meta:document-statistic meta:table-count="0" meta:image-count="0" meta:object-count="0" meta:page-count="1" meta:paragraph-count="18" meta:word-count="75" meta:character-count="424" meta:non-whitespace-character-count="380"/>
  </office:meta>
</office:document-meta>
</file>